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813in" fo:margin-top="0in" fo:margin-bottom="0in" table:align="left" style:writing-mode="lr-tb"/>
    </style:style>
    <style:style style:name="Table1.A" style:family="table-column">
      <style:table-column-properties style:column-width="0.3542in"/>
    </style:style>
    <style:style style:name="Table1.B" style:family="table-column">
      <style:table-column-properties style:column-width="1.7188in"/>
    </style:style>
    <style:style style:name="Table1.C" style:family="table-column">
      <style:table-column-properties style:column-width="2.8021in"/>
    </style:style>
    <style:style style:name="Table1.D" style:family="table-column">
      <style:table-column-properties style:column-width="1.6347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2" style:family="table-row">
      <style:table-row-properties style:min-row-height="0.3889in" fo:keep-together="auto"/>
    </style:style>
    <style:style style:name="P1" style:family="paragraph" style:parent-style-name="Standard" style:master-page-name="Standard">
      <style:paragraph-properties fo:margin-top="0in" fo:margin-bottom="0.0693in" loext:contextual-spacing="false" fo:line-height="100%" fo:orphans="0" fo:widows="0" style:page-number="1"/>
    </style:style>
    <style:style style:name="P2"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0693in" loext:contextual-spacing="false" fo:line-height="115%" fo:text-align="center"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0693in" loext:contextual-spacing="false" fo:line-height="115%" fo:keep-together="auto" fo:orphans="0" fo:widows="0" fo:text-indent="0in" style:auto-text-indent="false" fo:keep-with-next="auto"/>
    </style:style>
    <style:style style:name="P8"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P9"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pag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4">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3" style:family="paragraph" style:parent-style-name="Standard" style:list-style-name="WWNum3">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4" style:family="paragraph" style:parent-style-name="Standard" style:list-style-name="WWNum2">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5" style:family="paragraph" style:parent-style-name="Standard" style:list-style-name="WWNum1">
      <style:paragraph-properties fo:margin-left="0.5in" fo:margin-right="0in" fo:margin-top="0in" fo:margin-bottom="0.0693in" loext:contextual-spacing="true" fo:line-height="115%" fo:text-align="start" style:justify-single-word="false" fo:keep-together="auto" fo:orphans="0" fo:widows="0" fo:text-indent="-0.25in" style:auto-text-indent="false" fo:keep-with-next="auto"/>
    </style:style>
    <style:style style:name="P16" style:family="paragraph" style:parent-style-name="Standard" style:list-style-name="WWNum2">
      <style:paragraph-properties fo:margin-left="1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OG 4/581: Final Project Proposal<text:tab/><text:tab/><text:tab/>Name ____________________</text:span></text:p>
      <text:p text:style-name="P2"/>
      <text:p text:style-name="P4"><text:span text:style-name="T2">It is preferable that you complete proposal typed in a digital copy of this document, which you will then upload to Canvas. This document is available for download in a number of formats with the rest of the class materials. Please submit your proposal by the end of Monday in Week 10 (June 5).</text:span></text:p>
      <text:p text:style-name="P3"/>
      <text:p text:style-name="P5"><text:span text:style-name="T5">Step 1: Problem Identification</text:span></text:p>
      <text:p text:style-name="P4"><text:span text:style-name="T6">Describe the topic or phenomenon of interest (3-5 complete sentences)</text:span><text:span text:style-name="T2">. Describe in terms of the project’s purpose, rather than the project’s methods. You may include a conceptual model or high-level flowchart with the description.</text:span></text:p>
      <text:p text:style-name="P2"/>
      <text:p text:style-name="P2"/>
      <text:p text:style-name="P2"/>
      <text:p text:style-name="P2"/>
      <text:p text:style-name="P2"/>
      <text:p text:style-name="P2"/>
      <text:p text:style-name="P2"/>
      <text:p text:style-name="P2"/>
      <text:p text:style-name="P2"/>
      <text:p text:style-name="P4"><text:span text:style-name="T6">State the location and extent of the study area, using</text:span><text:span text:style-name="T2"> political boundaries, distances, </text:span><text:span text:style-name="T6">geographic coordinates, etc. The description must be unambiguous (e.g. </text:span><text:span text:style-name="T2">‘</text:span><text:span text:style-name="T6">western states</text:span><text:span text:style-name="T2">’</text:span><text:span text:style-name="T6"> is ambiguous</text:span><text:span text:style-name="T2">, has any number of meanings</text:span><text:span text:style-name="T6">).</text:span></text:p>
      <text:p text:style-name="P3"/>
      <text:p text:style-name="P3"/>
      <text:p text:style-name="P3"/>
      <text:p text:style-name="P3"/>
      <text:p text:style-name="P3"><text:soft-page-break/></text:p>
      <text:p text:style-name="P3"/>
      <text:p text:style-name="P3"/>
      <text:p text:style-name="P3"/>
      <text:p text:style-name="P5"><text:span text:style-name="T6">Primary interest (choose one):</text:span></text:p>
      <text:p text:style-name="P6"><text:span text:style-name="T2">D</text:span><text:span text:style-name="T6">ata </text:span><text:span text:style-name="T2">C</text:span><text:span text:style-name="T6">ollection</text:span><text:span text:style-name="T2"><text:tab/><text:tab/></text:span><text:span text:style-name="T6">GIS </text:span><text:span text:style-name="T2">A</text:span><text:span text:style-name="T6">nalysis</text:span><text:span text:style-name="T2"><text:tab/><text:tab/><text:tab/></text:span><text:span text:style-name="T6">Cartography</text:span></text:p>
      <text:p text:style-name="P7"><text:span text:style-name="T3">S</text:span><text:span text:style-name="T5">tep 2: Data</text:span></text:p>
      <text:p text:style-name="P4"><text:span text:style-name="T2">List</text:span><text:span text:style-name="T6"> datasets that will be used </text:span><text:span text:style-name="T2">in the project</text:span><text:span text:style-name="T6">. The list should include at least five data layers (</text:span><text:span text:style-name="T2">insert</text:span><text:span text:style-name="T6"> additional sheets as needed). At this point the proposed data layers should all be known to exist.</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2">#</text:span></text:p>
          </table:table-cell>
          <table:table-cell table:style-name="Table1.A1" office:value-type="string">
            <text:p text:style-name="P10"><text:span text:style-name="T2">Filename</text:span></text:p>
          </table:table-cell>
          <table:table-cell table:style-name="Table1.A1" office:value-type="string">
            <text:p text:style-name="P10"><text:span text:style-name="T2">File Location (website, server)</text:span></text:p>
          </table:table-cell>
          <table:table-cell table:style-name="Table1.A1" office:value-type="string">
            <text:p text:style-name="P10"><text:span text:style-name="T2">Dataset contents</text:span></text:p>
          </table:table-cell>
        </table:table-row>
        <table:table-row table:style-name="Table1.2">
          <table:table-cell table:style-name="Table1.A1" office:value-type="string">
            <text:p text:style-name="P10"><text:span text:style-name="T2">1</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2</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3</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4</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5</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P8"><text:soft-page-break/></text:p>
      <text:p text:style-name="P4"><text:span text:style-name="T5">Step 2b</text:span><text:span text:style-name="T3">—</text:span><text:span text:style-name="T5">Data Collection Focus:</text:span><text:span text:style-name="T6"> If data collection is your primary emphasis, the section above </text:span><text:span text:style-name="T2">only needs to </text:span><text:span text:style-name="T6">include at least three data layers. In addition to those references, describe the dataset that you will create. The description should include:</text:span></text:p>
      <text:list xml:id="list5904596770535976913" text:style-name="WWNum4">
        <text:list-item>
          <text:p text:style-name="P12"><text:span text:style-name="T2">t</text:span><text:span text:style-name="T6">he data model (raster, vector)</text:span><text:span text:style-name="T2">;</text:span></text:p>
        </text:list-item>
        <text:list-item>
          <text:p text:style-name="P12"><text:span text:style-name="T6">if vector, the feature type (point, line, polygon)</text:span><text:span text:style-name="T2">;</text:span></text:p>
        </text:list-item>
        <text:list-item>
          <text:p text:style-name="P12"><text:span text:style-name="T6">the resolution of the spatial data</text:span><text:span text:style-name="T2">;</text:span></text:p>
        </text:list-item>
        <text:list-item>
          <text:p text:style-name="P12"><text:span text:style-name="T6">the names, data type, and brief descriptions of the attribute(s)</text:span><text:span text:style-name="T2">;</text:span></text:p>
        </text:list-item>
        <text:list-item>
          <text:p text:style-name="P12"><text:span text:style-name="T6">the source from which the data will be collected, measured, </text:span><text:span text:style-name="T2">and/or</text:span><text:span text:style-name="T6"> extracted</text:span><text:span text:style-name="T2">.</text:span></text:p>
        </text:list-item>
      </text:list>
      <text:p text:style-name="P5"><text:span text:style-name="T6">Evaluation will be based on existence of each of the proposed details, a properly formatted data file, and description of choices that influenced data collection in </text:span><text:span text:style-name="T2">your </text:span><text:span text:style-name="T6">report.</text:span></text:p>
      <text:p text:style-name="P3"/>
      <text:p text:style-name="Standard"/>
      <text:p text:style-name="P9"/>
      <text:p text:style-name="P5"><text:span text:style-name="T5">Step 3: GIS Analysis</text:span></text:p>
      <text:p text:style-name="P4"><text:span text:style-name="T6">The following GIS analysis functions and tools will be used to process the data. The list should include at least three functions (e.g. selection, definition query, summarize) and at least one tool</text:span><text:span text:style-name="T2"> </text:span><text:span text:style-name="T6">(e.g. extract values, clip, slope). For each function and tool, the list should indicate which data will be used as 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span text:style-name="T5">Step 3b</text:span><text:span text:style-name="T3">—</text:span><text:span text:style-name="T5">GIS Analysi</text:span><text:span text:style-name="T3">s F</text:span><text:span text:style-name="T5">ocus:</text:span><text:span text:style-name="T6"> If GIS analysis is your primary emphasis, the section above should be augmented to also include on</text:span><text:span text:style-name="T2">e of:</text:span></text:p>
      <text:list xml:id="list4570018600382036798" text:style-name="WWNum3">
        <text:list-item>
          <text:p text:style-name="P13"><text:span text:style-name="T6">an analysis that sequences at least three tools</text:span><text:span text:style-name="T2">;</text:span></text:p>
        </text:list-item>
        <text:list-item>
          <text:p text:style-name="P13"><text:span text:style-name="T6">at least one complex tool that was not introduced in a lab assignment</text:span><text:span text:style-name="T2">; </text:span><text:span text:style-name="T3">OR</text:span></text:p>
        </text:list-item>
        <text:list-item>
          <text:p text:style-name="P13"><text:span text:style-name="T2">p</text:span><text:span text:style-name="T6">ropose the development and implementation of a GIS processing model (e.g. ModelBuilder).</text:span></text:p>
        </text:list-item>
      </text:list>
      <text:p text:style-name="P4"><text:span text:style-name="T6">Evaluation will be based on correct application of the selected functions and tools, correct interpretation of the results, and explicit justification of the choices of functions and tools in the report.</text:span></text:p>
      <text:p text:style-name="P5"><text:span text:style-name="T5">Step 4: Cartography</text:span></text:p>
      <text:p text:style-name="P4"><text:span text:style-name="T6">The final map (1 page layout, letter or tabloid size) will include each of the following main elements (in addition to the standard cartographic elements). This list should include at least two maps, </text:span><text:span text:style-name="T2">with one being </text:span><text:span text:style-name="T6">a</text:span><text:span text:style-name="T2"> </text:span><text:span text:style-name="T6">context or detail ma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text:span text:style-name="T5">Step 4b</text:span><text:span text:style-name="T3">—</text:span><text:span text:style-name="T5">Cartography </text:span><text:span text:style-name="T3">F</text:span><text:span text:style-name="T5">ocus:</text:span><text:span text:style-name="T6"> In addition to the two maps listed above, the cartography focus will also include a data graphic (</text:span><text:span text:style-name="T2">e.g. graph, chart, 3D view, or other visualization)</text:span><text:span text:style-name="T6"> and address one of the two following cartographic design steps:</text:span></text:p>
      <text:list xml:id="list4620258387236357219" text:style-name="WWNum1">
        <text:list-item>
          <text:p text:style-name="P15"><text:span text:style-name="T6">generalization of the features</text:span><text:span text:style-name="T2">;</text:span></text:p>
        </text:list-item>
        <text:list-item>
          <text:p text:style-name="P15"><text:span text:style-name="T6">complex symbology that substantially improves communication of the map’s story.</text:span></text:p>
        </text:list-item>
      </text:list>
      <text:p text:style-name="P4"><text:span text:style-name="T6">This proposal should describe the contents of the data graphic and the selected cartographic design step. Evaluation will be based on appropriate generalization, the appropriate selection of symbology, cleanliness of the overall layout, and explicit justification </text:span><text:span text:style-name="T2">for </text:span><text:span text:style-name="T6">design choices in the report.</text:span></text:p>
      <text:p text:style-name="P4"><text:span text:style-name="T3">The final project will be due before 12:15pm on Tuesday, June 13th.</text:span></text:p>
      <text:p text:style-name="P2"/>
      <text:p text:style-name="P4"><text:span text:style-name="T2">To turn in (digitally, via Canvas):</text:span></text:p>
      <text:list xml:id="list6377737289009552913" text:style-name="WWNum2">
        <text:list-item>
          <text:p text:style-name="P14"><text:span text:style-name="T2">The map product, as a PDF file.</text:span></text:p>
        </text:list-item>
        <text:list-item>
          <text:p text:style-name="P14"><text:span text:style-name="T2">A short report describing your project and covering the details requested of your focus, no more than 1-2 pages.</text:span></text:p>
          <text:list>
            <text:list-item>
              <text:p text:style-name="P16"><text:span text:style-name="T2">Graduate students: this can be wrapped in with your 4-10 page paper.</text:span></text:p>
            </text:list-item>
          </text:list>
        </text:list-item>
        <text:list-item>
          <text:p text:style-name="P14"><text:span text:style-name="T2">If producing a new dataset or a model, a zipped-up copy of the produced dataset/model file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font-name="Times New Roman" fo:font-family="'Times New Roman'"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44" meta:word-count="670" meta:character-count="4083" meta:non-whitespace-character-count="3469"/>
    <meta:generator>LibreOfficeDev/5.1.0.3$Linux_X86_64 LibreOffice_project/</meta:generator>
  </office:meta>
</office:document-meta>
</file>